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style:style>
    <style:style style:name="P2" style:family="paragraph" style:parent-style-name="Standard">
      <style:text-properties officeooo:rsid="0013ddfb" officeooo:paragraph-rsid="0013ddfb"/>
    </style:style>
    <style:style style:name="P3" style:family="paragraph" style:parent-style-name="Standard">
      <style:text-properties fo:font-weight="bold" officeooo:rsid="0013ddfb" officeooo:paragraph-rsid="0013ddfb" style:font-weight-asian="bold" style:font-weight-complex="bold"/>
    </style:style>
    <style:style style:name="P4" style:family="paragraph" style:parent-style-name="Text_20_body">
      <style:text-properties fo:font-variant="normal" fo:text-transform="none" fo:color="#000000" style:font-name="arial" fo:font-size="10.5pt" fo:letter-spacing="normal" fo:font-style="normal" fo:font-weight="normal" officeooo:rsid="0013ddfb" officeooo:paragraph-rsid="0013ddfb"/>
    </style:style>
    <style:style style:name="P5"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arial" fo:font-size="10.5pt" fo:letter-spacing="normal" fo:font-style="normal" fo:font-weight="normal"/>
    </style:style>
    <style:style style:name="P6"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arial" fo:font-size="10.5pt" fo:letter-spacing="normal" fo:font-style="normal" fo:font-weight="normal" fo:background-color="transparent"/>
    </style:style>
    <style:style style:name="P7"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arial" fo:font-size="10.5pt" fo:letter-spacing="normal" fo:font-style="normal" fo:font-weight="normal" fo:background-color="transparent"/>
    </style:style>
    <style:style style:name="P8"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arial" fo:font-size="10.5pt" fo:letter-spacing="normal" fo:font-style="normal" fo:font-weight="normal" officeooo:rsid="0017a51a" officeooo:paragraph-rsid="0017a51a" fo:background-color="transparent"/>
    </style:style>
    <style:style style:name="P9"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arial" fo:font-size="10.5pt" fo:letter-spacing="normal" fo:font-style="normal" fo:font-weight="normal" officeooo:rsid="0017b6b8" officeooo:paragraph-rsid="0017b6b8" fo:background-color="transparent"/>
    </style:style>
    <style:style style:name="P1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0.5pt" fo:letter-spacing="normal" fo:font-style="normal" fo:font-weight="normal" fo:background-color="transparent"/>
    </style:style>
    <style:style style:name="P1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0.5pt" fo:letter-spacing="normal" fo:font-style="normal" fo:font-weight="normal" fo:background-color="transparent"/>
    </style:style>
    <style:style style:name="P1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0.5pt" fo:letter-spacing="normal" fo:font-style="normal" fo:font-weight="normal" officeooo:rsid="0017a51a" officeooo:paragraph-rsid="0017a51a" fo:background-color="transparent"/>
    </style:style>
    <style:style style:name="P13" style:family="paragraph" style:parent-style-name="Text_20_body" style:list-style-name="L1">
      <style:paragraph-properties fo:orphans="2" fo:widows="2" fo:padding="0cm" fo:border="none"/>
      <style:text-properties fo:font-variant="normal" fo:text-transform="none" fo:color="#000000" style:font-name="arial" fo:font-size="10.5pt" fo:letter-spacing="normal" fo:font-style="normal" fo:font-weight="normal" fo:background-color="transparent"/>
    </style:style>
    <style:style style:name="P14" style:family="paragraph" style:parent-style-name="Text_20_body" style:list-style-name="L2">
      <style:paragraph-properties fo:orphans="2" fo:widows="2" fo:padding="0cm" fo:border="none"/>
      <style:text-properties fo:font-variant="normal" fo:text-transform="none" fo:color="#000000" style:font-name="arial" fo:font-size="10.5pt" fo:letter-spacing="normal" fo:font-style="normal" fo:font-weight="normal" fo:background-color="transparent"/>
    </style:style>
    <style:style style:name="P15" style:family="paragraph" style:parent-style-name="Text_20_body">
      <style:paragraph-properties fo:orphans="2" fo:widows="2" fo:padding="0cm" fo:border="none"/>
      <style:text-properties fo:font-variant="normal" fo:text-transform="none" fo:color="#000000" style:font-name="arial" fo:font-size="12pt" fo:letter-spacing="normal" fo:font-style="normal" fo:font-weight="bold" officeooo:rsid="0013ddfb" officeooo:paragraph-rsid="0013ddfb" fo:background-color="transparent" style:font-size-asian="12pt" style:font-weight-asian="bold" style:font-size-complex="12pt" style:font-weight-complex="bold"/>
    </style:style>
    <style:style style:name="P16" style:family="paragraph" style:parent-style-name="Standard">
      <style:text-properties fo:font-weight="bold" officeooo:rsid="0017fb3f" officeooo:paragraph-rsid="0017fb3f" style:font-weight-asian="bold" style:font-weight-complex="bold"/>
    </style:style>
    <style:style style:name="P17" style:family="paragraph" style:parent-style-name="Standard">
      <style:text-properties fo:font-weight="normal" officeooo:rsid="0017fb3f" officeooo:paragraph-rsid="0017fb3f" style:font-weight-asian="normal" style:font-weight-complex="normal"/>
    </style:style>
    <style:style style:name="P18" style:family="paragraph" style:parent-style-name="Standard">
      <style:text-properties fo:font-weight="normal" officeooo:rsid="001845d1" officeooo:paragraph-rsid="001845d1" style:font-weight-asian="normal" style:font-weight-complex="normal"/>
    </style:style>
    <style:style style:name="P19" style:family="paragraph" style:parent-style-name="Standard">
      <style:text-properties fo:font-weight="normal" officeooo:rsid="00197172" officeooo:paragraph-rsid="00197172" style:font-weight-asian="normal" style:font-weight-complex="normal"/>
    </style:style>
    <style:style style:name="P20" style:family="paragraph" style:parent-style-name="Standard">
      <style:text-properties fo:font-weight="normal" officeooo:rsid="001b4dde" officeooo:paragraph-rsid="001b4dde" style:font-weight-asian="normal" style:font-weight-complex="normal"/>
    </style:style>
    <style:style style:name="P21" style:family="paragraph" style:parent-style-name="Standard">
      <style:text-properties fo:font-weight="normal" officeooo:rsid="001d3a40" officeooo:paragraph-rsid="001d3a40" style:font-weight-asian="normal" style:font-weight-complex="normal"/>
    </style:style>
    <style:style style:name="P22" style:family="paragraph" style:parent-style-name="Standard">
      <style:text-properties fo:font-weight="normal" officeooo:rsid="001d3e28" officeooo:paragraph-rsid="001d3e28" style:font-weight-asian="normal" style:font-weight-complex="normal"/>
    </style:style>
    <style:style style:name="P23" style:family="paragraph" style:parent-style-name="Standard">
      <style:text-properties fo:font-weight="normal" officeooo:rsid="001e6b40" officeooo:paragraph-rsid="001e6b40" style:font-weight-asian="normal" style:font-weight-complex="normal"/>
    </style:style>
    <style:style style:name="P24" style:family="paragraph" style:parent-style-name="Standard">
      <style:text-properties fo:font-weight="normal" officeooo:rsid="001fa958" officeooo:paragraph-rsid="001fa958" style:font-weight-asian="normal" style:font-weight-complex="normal"/>
    </style:style>
    <style:style style:name="P25" style:family="paragraph" style:parent-style-name="Standard">
      <style:text-properties fo:font-weight="normal" officeooo:rsid="0021324c" officeooo:paragraph-rsid="0021324c" style:font-weight-asian="normal" style:font-weight-complex="normal"/>
    </style:style>
    <style:style style:name="P26" style:family="paragraph" style:parent-style-name="Standard">
      <style:text-properties fo:font-weight="normal" officeooo:rsid="0021a689" officeooo:paragraph-rsid="0021a689" style:font-weight-asian="normal" style:font-weight-complex="normal"/>
    </style:style>
    <style:style style:name="P27" style:family="paragraph" style:parent-style-name="Standard">
      <style:text-properties fo:font-weight="normal" officeooo:rsid="0021c902" officeooo:paragraph-rsid="0021c902" style:font-weight-asian="normal" style:font-weight-complex="normal"/>
    </style:style>
    <style:style style:name="T1" style:family="text">
      <style:text-properties officeooo:rsid="00197172"/>
    </style:style>
    <style:style style:name="T2" style:family="text">
      <style:text-properties officeooo:rsid="001e6b40"/>
    </style:style>
    <style:style style:name="T3" style:family="text">
      <style:text-properties officeooo:rsid="001fa95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 3411 - Module 1</text:p>
      <text:p text:style-name="P2"/>
      <text:p text:style-name="P2"/>
      <text:p text:style-name="P3">Topics</text:p>
      <text:p text:style-name="P2"/>
      <text:p text:style-name="P4">What is an operating system?</text:p>
      <text:list xml:id="list6473427634317674345" text:style-name="L1">
        <text:list-item>
          <text:p text:style-name="P5">Brief discussion of:</text:p>
          <text:list>
            <text:list-item>
              <text:p text:style-name="P10">Batch systems</text:p>
            </text:list-item>
            <text:list-item>
              <text:p text:style-name="P6">Multiprogramming</text:p>
            </text:list-item>
            <text:list-item>
              <text:p text:style-name="P6">Time sharing</text:p>
            </text:list-item>
            <text:list-item>
              <text:p text:style-name="P6">Parallel systems</text:p>
            </text:list-item>
            <text:list-item>
              <text:p text:style-name="P6">Distributed systems</text:p>
            </text:list-item>
            <text:list-item>
              <text:p text:style-name="P6">Clustered systems</text:p>
            </text:list-item>
            <text:list-item>
              <text:p text:style-name="P6">Real-time systems</text:p>
            </text:list-item>
            <text:list-item>
              <text:p text:style-name="P6">Embedded systems</text:p>
            </text:list-item>
          </text:list>
        </text:list-item>
        <text:list-item>
          <text:p text:style-name="P5">Review of Computer System Structures:</text:p>
        </text:list-item>
        <text:list-item>
          <text:p text:style-name="P5">Introduction to computer system architecture</text:p>
        </text:list-item>
        <text:list-item>
          <text:p text:style-name="P5">Bootstrap</text:p>
        </text:list-item>
        <text:list-item>
          <text:p text:style-name="P5">Interrupt</text:p>
        </text:list-item>
        <text:list-item>
          <text:p text:style-name="P5">I/O structure</text:p>
        </text:list-item>
        <text:list-item>
          <text:p text:style-name="P5">Storage structure and hierarchy</text:p>
        </text:list-item>
        <text:list-item>
          <text:p text:style-name="P5">Hardware protection:</text:p>
          <text:list>
            <text:list-item>
              <text:p text:style-name="P10">Dual mode</text:p>
            </text:list-item>
            <text:list-item>
              <text:p text:style-name="P6">I/O protection</text:p>
            </text:list-item>
            <text:list-item>
              <text:p text:style-name="P6">Memory protection</text:p>
            </text:list-item>
            <text:list-item>
              <text:p text:style-name="P13">CPU protection</text:p>
            </text:list-item>
          </text:list>
        </text:list-item>
      </text:list>
      <text:p text:style-name="P15">Learning Objectives</text:p>
      <text:p text:style-name="P1">At the end of this Module, you will be able to:</text:p>
      <text:list xml:id="list858950774605656461" text:style-name="L2">
        <text:list-item>
          <text:p text:style-name="P11">Define what an operating system is.</text:p>
          <text:list>
            <text:list-item>
              <text:p text:style-name="P12">The program that sits on top of the hardware and interfaces directly with the hardware. It is like a government, it does nothing useful on its own, but provides a framework within which others can do useful work. Some would argue that the operating system is the program which is always running (the kernel). Some are designed to make the most efficient possible use of hardware. Some are designed to be the most user friendly. Mobile device operating systems need to be able to provide the most productivity per battery life unit.</text:p>
              <text:p text:style-name="P12"/>
            </text:list-item>
          </text:list>
        </text:list-item>
        <text:list-item>
          <text:p text:style-name="P7">List operating systems of different types.</text:p>
          <text:list>
            <text:list-item>
              <text:p text:style-name="P8"/>
            </text:list-item>
          </text:list>
        </text:list-item>
        <text:list-item>
          <text:p text:style-name="P7">Define what multiprogramming, parallel processing, and time sharing are.</text:p>
        </text:list-item>
        <text:list-item>
          <text:p text:style-name="P7">Define what real-time systems and embedded systems are.</text:p>
        </text:list-item>
        <text:list-item>
          <text:p text:style-name="P7">Explain how an operating system starts when the user turns on the computer system.</text:p>
          <text:list>
            <text:list-item>
              <text:p text:style-name="P9">It starts up by running the bootstrap program</text:p>
            </text:list-item>
          </text:list>
        </text:list-item>
        <text:list-item>
          <text:p text:style-name="P7"><text:soft-page-break/>Define what bootstrap is.</text:p>
          <text:list>
            <text:list-item>
              <text:p text:style-name="P8">The initial program that runs on boot up. It knows where the kernel is and starts that process. It is stored in ROM or EEPROM. It initializes all aspect of the system, registers, controllers, memory contents</text:p>
            </text:list-item>
          </text:list>
        </text:list-item>
        <text:list-item>
          <text:p text:style-name="P7">Explain how an interrupt can be handled.</text:p>
        </text:list-item>
        <text:list-item>
          <text:p text:style-name="P7">Explain how an interrupted program can resume later.</text:p>
        </text:list-item>
        <text:list-item>
          <text:p text:style-name="P7">List storage types in the ascending order of access time.</text:p>
          <text:list>
            <text:list-item>
              <text:p text:style-name="P8">Registers</text:p>
            </text:list-item>
            <text:list-item>
              <text:p text:style-name="P8">cache</text:p>
            </text:list-item>
            <text:list-item>
              <text:p text:style-name="P8">main meory</text:p>
            </text:list-item>
            <text:list-item>
              <text:p text:style-name="P8">electronic disk</text:p>
            </text:list-item>
            <text:list-item>
              <text:p text:style-name="P8">magnetic disk</text:p>
            </text:list-item>
            <text:list-item>
              <text:p text:style-name="P8">optical disk</text:p>
            </text:list-item>
            <text:list-item>
              <text:p text:style-name="P8">magnetic tapes</text:p>
            </text:list-item>
          </text:list>
        </text:list-item>
        <text:list-item>
          <text:p text:style-name="P7">List the four types of hardware protection.</text:p>
        </text:list-item>
        <text:list-item>
          <text:p text:style-name="P14">Explain how memory protection and CPU protection can be supported.</text:p>
        </text:list-item>
      </text:list>
      <text:p text:style-name="P16">Definitions</text:p>
      <text:p text:style-name="P16"/>
      <text:p text:style-name="P17">Graceful Degredation – Providing service proportional to the level of surviving hardware. Ie if one processor out of 9 dies, we continue to get service at 90 percent full capacity</text:p>
      <text:p text:style-name="P17"/>
      <text:p text:style-name="P18">Asymmetric Multiprocessing – Each processor is assigned a specific task. A master processor controls the sytem in a master-slave relationship</text:p>
      <text:p text:style-name="P18"/>
      <text:p text:style-name="P18">Symmetric <text:span text:style-name="T1">Multip</text:span>rocessing <text:span text:style-name="T1">(SMP)</text:span> – Each processor peroms all tasks within the operating system. Processors are all p<text:span text:style-name="T2">e</text:span>ers. No master-slave relationship. <text:span text:style-name="T1">Because they are seperate processors, one may be idle while another is over loaded which can cause inefficiencies. All modern Oss provide support for SMP</text:span></text:p>
      <text:p text:style-name="P18"/>
      <text:p text:style-name="P19">SunOS 4 – Assymetric multiprocessing OS</text:p>
      <text:p text:style-name="P18"/>
      <text:p text:style-name="P19">Solaris (SunOS 5) – A commercial version of UNIX designed by Sun Microsystems. Can be run on dozens of processors. Symetric Multiproccesing and can run on the same hardware as the SunOS 4</text:p>
      <text:p text:style-name="P19"/>
      <text:p text:style-name="P20">Uniform Memory Access (UMA) – Access to any RAM from any CPU is constant time</text:p>
      <text:p text:style-name="P20"/>
      <text:p text:style-name="P20">NonUniform Memory Access (NUMA) – Some parts of memory take longer to access than others. Operating systems attempt to limit the NUMA performance penalty through resource management</text:p>
      <text:p text:style-name="P20"/>
      <text:p text:style-name="P21">Blade Servers – Processor boards, i/o boards, and networking boards exist on the same chassis. All the boards boot independently and run individual operating systems. Essentially these serves consist of multiple independent multiprocessor systems</text:p>
      <text:p text:style-name="P21"/>
      <text:p text:style-name="P21">Clustered System – Multiple individual systems linked together via LAN or InfiniBand. Usually to provide high-availabilty service. A layer of cluster software runs on each node. Each node can monitor <text:soft-page-break/>one or more other nodes and take over its tasks if that node goes down. This causes only a very small amount of down time to the user </text:p>
      <text:p text:style-name="P21"/>
      <text:p text:style-name="P21">High-Availability Service – Service will continue even when one or more systems in a cluster fail. Generally obtained by adding a layer of redundancy</text:p>
      <text:p text:style-name="P21"/>
      <text:p text:style-name="P22">Beowulf Cluster – A cluster which provides high performance computing functionality by combining a whole bunch of cheap/free computing equipment and open source cluster software. Often used for high demand scientific computing.</text:p>
      <text:p text:style-name="P22"/>
      <text:p text:style-name="P23">Asymetric Clustering – One system sits in Hot Standby Mode which means it sits there and does nothing but monitor another system. When/if that system fails, it picks up where that system left off</text:p>
      <text:p text:style-name="P23"/>
      <text:p text:style-name="P23">Symetric Clustering – Two or more hosts are running applications and simultaneously monitoring each other. This is more efficient as it utilizes all of the available hardware</text:p>
      <text:p text:style-name="P23"/>
      <text:p text:style-name="P23">Parallelization – A method for writing applications which can take advantage of multiple processors. Essentially dividing up a program into components which can be run in parallel on individual computers</text:p>
      <text:p text:style-name="P23"/>
      <text:p text:style-name="P23">Parallel Clusters – Allow multiple hosts to access the same data on the shared storage. Most operating systems lack specific support for simultaneou data access, so this is done at the program level. <text:span text:style-name="T3">(Eg. Oracle Real Application Cluster is a version of Oracle’s database designed to run on a parallel cluster.)</text:span></text:p>
      <text:p text:style-name="P23"/>
      <text:p text:style-name="P24">Distributed Lock Manager (DLM) – A function distributed in some cluster techknowlogy which provides access control and locking to allow shared access to data without the risk of conflicting operations.</text:p>
      <text:p text:style-name="P24"/>
      <text:p text:style-name="P25">Storage Area Networks (SAN) – Allow many systems to attach to a pool of storage. If applications and their data are stored on the SAN, then the cluster software can assign the application to run on any host that is attached to the SAN.</text:p>
      <text:p text:style-name="P25"/>
      <text:p text:style-name="P25">Multiprogramming – organizes jobs so that the CPU always has one to execute. Stops a single process from hogging the CPU or IO etc. Since main memory isn’t always big enough to hold all jobs, some are kept on disk in the job pool awaiing main memory space. If one job needs to wait for I/O before it can finish executing in CPU, CPU can move on and complete another job in the meantime. As long as at least one job is ready for the CPU, the CPU will be working.</text:p>
      <text:p text:style-name="P25"/>
      <text:p text:style-name="P26">Time Sharing (aka Multitasking) – An extension of multiprogramming inwhich the switching between jobs happens so frequently that the users can interact with programs while they are running. Requires an interactive computer system. Allows multiple users on one computer</text:p>
      <text:p text:style-name="P26"/>
      <text:p text:style-name="P26">Interactive Computer System – Provides direct communication between a user and the machine or the program, and provides feedback to the user very quickly. Usually less than one second</text:p>
      <text:p text:style-name="P26"/>
      <text:p text:style-name="P26">Time Sharing Operating System – Allows many users to interact with the computer at once, however the speed of switching between users is so quick that each user can believe they have the undivided attention of the computer</text:p>
      <text:p text:style-name="P26"/>
      <text:p text:style-name="P27"><text:soft-page-break/>Job Scheduling – Making the decision of which job to bring into memory from the job pool.</text:p>
      <text:p text:style-name="P27"/>
      <text:p text:style-name="P27">CPU Scheduling – Making the decision of which job to execute first</text:p>
      <text:p text:style-name="P26"/>
      <text:p text:style-name="P26"/>
      <text:p text:style-name="P26"/>
      <text:p text:style-name="P26"/>
      <text:p text:style-name="P21"/>
      <text:p text:style-name="P21"/>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5:11:08.044369510</meta:creation-date>
    <dc:date>2018-07-08T10:17:38.697835223</dc:date>
    <meta:editing-duration>PT16H28M11S</meta:editing-duration>
    <meta:editing-cycles>6</meta:editing-cycles>
    <meta:generator>LibreOffice/5.1.6.2$Linux_X86_64 LibreOffice_project/10m0$Build-2</meta:generator>
    <meta:document-statistic meta:table-count="0" meta:image-count="0" meta:object-count="0" meta:page-count="4" meta:paragraph-count="72" meta:word-count="1094" meta:character-count="6638" meta:non-whitespace-character-count="5633"/>
  </office:meta>
</office:document-meta>
</file>